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/>
    </style:style>
    <style:style style:name="P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p text:style-name="P1">days</text:p>
      <text:p text:style-name="P2">monday</text:p>
      <text:p text:style-name="P3">tues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en" fo:country="US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11-05T07:06:29.000</dc:date>
    <meta:generator>PHPWord</meta:generator>
    <meta:initial-creator/>
    <meta:creation-date>2023-11-05T07:06:29.000</meta:creation-date>
    <meta:keyword/>
    <meta:user-defined meta:name="Category"/>
    <meta:user-defined meta:name="Company"/>
    <meta:user-defined meta:name="Manager"/>
  </office:meta>
</office:document-meta>
</file>